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ccffc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fill-color="#99ff66" draw:textarea-vertical-align="middl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tru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true" fo:min-height="0.556cm" fo:min-width="0.2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00" draw:fill="solid" draw:fill-color="#ffccff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fill-color="#99ff66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8cm" svg:height="2.7cm" svg:x="11.1cm" svg:y="14.2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.6cm" svg:x="7cm" svg:y="8.2cm"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cm" svg:y1="2cm" svg:x2="10cm" svg:y2="8cm">
          <text:p/>
        </draw:line>
        <draw:custom-shape draw:style-name="gr4" draw:text-style-name="P3" draw:layer="layout" svg:width="1.099cm" svg:height="1.14cm" svg:x="3.07cm" svg:y="5.96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layer="layout" svg:width="0.3cm" svg:height="1.195cm" svg:x="13.015cm" svg:y="2.7cm">
          <draw:text-box>
            <text:p/>
          </draw:text-box>
        </draw:frame>
        <draw:frame draw:style-name="gr6" draw:layer="layout" svg:width="0.502cm" svg:height="0.962cm" svg:x="15.1cm" svg:y="7.3cm">
          <draw:text-box>
            <text:p/>
          </draw:text-box>
        </draw:frame>
        <draw:line draw:style-name="gr3" draw:text-style-name="P2" draw:layer="layout" svg:x1="11cm" svg:y1="8cm" svg:x2="14cm" svg:y2="2cm">
          <text:p/>
        </draw:line>
        <draw:custom-shape draw:style-name="gr7" draw:text-style-name="P3" draw:layer="layout" svg:width="1.099cm" svg:height="1.14cm" svg:x="12.9cm" svg:y="4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4" draw:layer="layout" svg:width="5.176cm" svg:height="0.962cm" svg:x="14.03cm" svg:y="4.034cm">
          <draw:text-box>
            <text:p text:style-name="P4"><text:span text:style-name="T3">HTTP Response</text:span></text:p>
          </draw:text-box>
        </draw:frame>
        <draw:frame draw:style-name="gr8" draw:text-style-name="P4" draw:layer="layout" svg:width="4.685cm" svg:height="0.962cm" svg:x="4.215cm" svg:y="6cm">
          <draw:text-box>
            <text:p text:style-name="P4"><text:span text:style-name="T3">HTTP Request</text:span></text:p>
          </draw:text-box>
        </draw:frame>
        <draw:line draw:style-name="gr3" draw:text-style-name="P2" draw:layer="layout" svg:x1="11cm" svg:y1="11cm" svg:x2="13cm" svg:y2="14cm">
          <text:p/>
        </draw:line>
        <draw:custom-shape draw:style-name="gr7" draw:text-style-name="P3" draw:layer="layout" svg:width="1.099cm" svg:height="1.14cm" svg:x="12.5cm" svg:y="11.9cm">
          <text:p text:style-name="P3"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4" draw:layer="layout" svg:width="4.447cm" svg:height="0.962cm" svg:x="13.6cm" svg:y="12cm">
          <draw:text-box>
            <text:p text:style-name="P4"><text:span text:style-name="T3">Query/Update</text:span></text:p>
          </draw:text-box>
        </draw:frame>
        <draw:custom-shape draw:style-name="gr9" draw:text-style-name="P1" draw:layer="layout" svg:width="5.8cm" svg:height="2.7cm" svg:x="4.1cm" svg:y="14.2cm">
          <text:p text:style-name="P1"><text:span text:style-name="T1">Views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9.9cm" svg:y1="11.1cm" svg:x2="8cm" svg:y2="14cm">
          <text:p/>
        </draw:line>
        <draw:custom-shape draw:style-name="gr7" draw:text-style-name="P3" draw:layer="layout" svg:width="1.099cm" svg:height="1.14cm" svg:x="4.9cm" svg:y="12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4" draw:layer="layout" svg:width="2.576cm" svg:height="0.962cm" svg:x="5.999cm" svg:y="12.04cm">
          <draw:text-box>
            <text:p text:style-name="P4"><text:span text:style-name="T3">Rend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-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7T14:48:55.049507389</meta:creation-date>
    <dc:date>2015-02-27T16:23:31.455800378</dc:date>
    <meta:editing-duration>PT18M19S</meta:editing-duration>
    <meta:editing-cycles>8</meta:editing-cycles>
    <meta:generator>LibreOffice/4.2.7.2$Linux_X86_64 LibreOffice_project/420m0$Build-2</meta:generator>
    <meta:document-statistic meta:object-count="17"/>
  </office:meta>
</office:document-meta>
</file>